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0, 2023 (05:1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for</text:span> loops,</text:p>
        </text:list-item>
        <text:list-item>
          <text:p text:style-name="P1">To train you to convert between loop formats,</text:p>
        </text:list-item>
        <text:list-item>
          <text:p text:style-name="P1">To make you practise solving simple problems using <text:span text:style-name="KeywordTok">for</text:span> loops,</text:p>
        </text:list-item>
        <text:list-item>
          <text:p text:style-name="P1">(Optional) To introduce the keywords <text:span text:style-name="KeywordTok">break</text:span> and <text:span text:style-name="KeywordTok">continue</text:span>,</text:p>
        </text:list-item>
        <text:list-item>
          <text:p text:style-name="P1">(Optional) To teach you about the “true form” of <text:span text:style-name="KeywordTok">for</text:span> loops.</text:p>
        </text:list-item>
      </text:lis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 This should “just” be a matter of re-ordering the code, and you should be able to do it without thinking much about it much.</text:p>
      <text:p text:style-name="P2">int a = 0;</text:p>
      <text:p text:style-name="P3">while (a != 10)</text:p>
      <text:p text:style-name="P4">{</text:p>
      <text:p text:style-name="P5"><text:s text:c="4"/>Console.WriteLine(a);</text:p>
      <text:p text:style-name="P6"><text:s text:c="4"/>a++;</text:p>
      <text:p text:style-name="P7">}</text:p>
      <text:p text:style-name="P8">int b = 3;</text:p>
      <text:p text:style-name="P9">while (b &gt;= -2)</text:p>
      <text:p text:style-name="P10">{</text:p>
      <text:p text:style-name="P11"><text:s text:c="4"/>Console.WriteLine(b);</text:p>
      <text:p text:style-name="P12"><text:s text:c="4"/>b -= 2;</text:p>
      <text:p text:style-name="P13">}</text:p>
      <text:p text:style-name="P14">int c = 10;</text:p>
      <text:p text:style-name="P15">while(c &lt;= 100) {</text:p>
      <text:p text:style-name="P16"><text:s text:c="4"/>Console.WriteLine(c);</text:p>
      <text:p text:style-name="P17"><text:s text:c="4"/>c += 10;</text:p>
      <text:p text:style-name="P18">}</text:p>
      <text:p text:style-name="P19">int d = 1;</text:p>
      <text:p text:style-name="P20">do</text:p>
      <text:p text:style-name="P21">{</text:p>
      <text:p text:style-name="P22"><text:s text:c="4"/>Console.WriteLine(d);</text:p>
      <text:p text:style-name="P23"><text:s text:c="4"/>d *= 2;</text:p>
      <text:p text:style-name="P24">}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5">for (int e = 10; e &lt;= 100; e += 10)</text:p>
      <text:p text:style-name="P26">{</text:p>
      <text:p text:style-name="P27"><text:s text:c="4"/>Console.Write(e + " ");</text:p>
      <text:p text:style-name="P28">}</text:p>
      <text:p text:style-name="P29">for (double f = 150; f &gt; 2; f/=2 ) </text:p>
      <text:p text:style-name="P30">{</text:p>
      <text:p text:style-name="P31"><text:s text:c="4"/>Console.Write(f + " ");</text:p>
      <text:p text:style-name="P32">}</text:p>
      <text:p text:style-name="P33">for (int h = 0; h &gt; -30; h -= 1)</text:p>
      <text:p text:style-name="P34">{</text:p>
      <text:p text:style-name="P35"><text:s text:c="4"/>Console.Write(h + " ");</text:p>
      <text:p text:style-name="P36">}</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 You are asked to implement user-input validation later on in this exercise, so you can assume for now that users will always provide numbers.</text:p>
      <text:p text:style-name="Text_20_body">Then, answer the following questions:</text:p>
      <text:list text:style-name="L2">
        <text:list-item>
          <text:p text:style-name="P37">Without executing your program, can you tell what will happen if the user enters a negative value?</text:p>
        </text:list-item>
        <text:list-item>
          <text:p text:style-name="P37">Do you think you could have written the same program using a <text:span text:style-name="KeywordTok">while</text:span> loop?</text:p>
        </text:list-item>
        <text:list-item>
          <text:p text:style-name="P37">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7">How would you change the program to make it display on the screen the divisors of the integer entered? Examples:</text:p>
          <text:list text:style-name="L3">
            <text:list-item>
              <text:p text:style-name="P38">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8">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4">
        <text:list-item>
          <text:p text:style-name="P39">Once the result of the computation is displayed on the screen, ask the user if (s)he wants to compute the sum using another integer or quit, and act accordingly.</text:p>
        </text:list-item>
        <text:list-item>
          <text:p text:style-name="P39">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0">for(&lt;initializations&gt;; &lt;condition&gt;; &lt;updates&gt;)</text:p>
      <text:p text:style-name="P41">{</text:p>
      <text:p text:style-name="P42"><text:s text:c="4"/>&lt;statement block&gt;</text:p>
      <text:p text:style-name="P43">}</text:p>
      <text:p text:style-name="First_20_paragraph">That is, there can be more than one initialization (but only if the variables all have the same datatype) and more than one update. This means there are legal statements like:</text:p>
      <text:p text:style-name="P44">for(int z = 0, y = 10; z &lt; y ; z++)</text:p>
      <text:p text:style-name="P45">{ </text:p>
      <text:p text:style-name="P46"><text:s text:c="4"/>Console.WriteLine($"{z} + {y} = {z+y}"); </text:p>
      <text:p text:style-name="P47">}</text:p>
      <text:p text:style-name="First_20_paragraph">or</text:p>
      <text:p text:style-name="P48">for (int x = 0, y = 12 ; x != y; x++, y--)</text:p>
      <text:p text:style-name="P49"><text:s text:c="4"/>Console.WriteLine($"The difference between {x} and {y} is {x - y}");</text:p>
      <text:p text:style-name="First_20_paragraph">Also, the initialization, as well as the update condition, are actually optional: we could have</text:p>
      <text:p text:style-name="P50">int w = 0;</text:p>
      <text:p text:style-name="P51">for (; w &lt; 5; w++) </text:p>
      <text:p text:style-name="P52">{ </text:p>
      <text:p text:style-name="P53"><text:s text:c="4"/>Console.WriteLine(w); </text:p>
      <text:p text:style-name="P54">}</text:p>
      <text:p text:style-name="First_20_paragraph">and</text:p>
      <text:p text:style-name="P55">for(int r = 10; r &gt; 0;) </text:p>
      <text:p text:style-name="P56">{ </text:p>
      <text:p text:style-name="P57"><text:s text:c="4"/>Console.WriteLine(r--); </text:p>
      <text:p text:style-name="P58">}</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text:h text:style-name="Heading_20_2" text:outline-level="2"><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59">for (int i = 1; i &lt;= 5; i++)</text:p>
      <text:p text:style-name="P60">{</text:p>
      <text:p text:style-name="P61"><text:s text:c="4"/>if (i == 3) continue;</text:p>
      <text:p text:style-name="P62"><text:s text:c="4"/>Console.Write(i + " ");</text:p>
      <text:p text:style-name="P63">}</text:p>
      <text:p text:style-name="P64">for (int i = 1; i &lt;= 5; i++)</text:p>
      <text:p text:style-name="P65">{</text:p>
      <text:p text:style-name="P66"><text:s text:c="4"/>if (i == 3) break;</text:p>
      <text:p text:style-name="P67"><text:s text:c="4"/>Console.Write(i + " ");</text:p>
      <text:p text:style-name="P6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4Z</meta:creation-date>
    <dc:date>2023-02-20T22:14:04Z</dc:date>
    <meta:user-defined meta:name="date" meta:value-type="string">February  20, 2023 (05:1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